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1B5F27FCC236B8AA46.png" manifest:media-type="image/png"/>
  <manifest:file-entry manifest:full-path="Pictures/1000020100000780000003FF3674AB4047BC0B58.png" manifest:media-type="image/png"/>
  <manifest:file-entry manifest:full-path="Pictures/10000201000007800000040BA40B870AC8F4B5CD.png" manifest:media-type="image/png"/>
  <manifest:file-entry manifest:full-path="Pictures/100002010000078000000438B62A76ADB05F20D2.png" manifest:media-type="image/png"/>
  <manifest:file-entry manifest:full-path="Pictures/1000020100000780000004121FCE397156C46ABE.png" manifest:media-type="image/png"/>
  <manifest:file-entry manifest:full-path="Pictures/100002010000078000000407FA9A7368CCD26593.png" manifest:media-type="image/png"/>
  <manifest:file-entry manifest:full-path="Pictures/100002010000078000000412983E88EB134A7F12.png" manifest:media-type="image/png"/>
  <manifest:file-entry manifest:full-path="Pictures/100002010000078000000404B060501CD3F99E48.png" manifest:media-type="image/png"/>
  <manifest:file-entry manifest:full-path="Pictures/1000020100000780000003FFE215F6623C49ECB7.png" manifest:media-type="image/png"/>
  <manifest:file-entry manifest:full-path="Pictures/100002010000077F0000040D5717FD93DB4DA859.png" manifest:media-type="image/png"/>
  <manifest:file-entry manifest:full-path="Pictures/1000020100000780000003F83B75415D24A7ED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2" draw:name="Image2" text:anchor-type="char" svg:x="-0.238cm" svg:y="0.206cm" svg:width="17cm" svg:height="8.996cm" draw:z-index="1"><draw:image xlink:href="Pictures/1000020100000780000003F83B75415D24A7ED28.png" xlink:type="simple" xlink:show="embed" xlink:actuate="onLoad" loext:mime-type="image/png"/></draw:frame></text:p>
      <text:p text:style-name="Standard"><draw:frame draw:style-name="fr1" draw:name="Image4" text:anchor-type="char" svg:width="17cm" svg:height="9.102cm" draw:z-index="2"><draw:image xlink:href="Pictures/100002010000078000000404B060501CD3F99E48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" text:anchor-type="char" svg:x="-0.529cm" svg:y="0.169cm" svg:width="17cm" svg:height="9.562cm" draw:z-index="0"><draw:image xlink:href="Pictures/100002010000078000000438B62A76ADB05F20D2.png" xlink:type="simple" xlink:show="embed" xlink:actuate="onLoad" loext:mime-type="image/png"/></draw:frame><text:soft-page-break/></text:p>
      <text:p text:style-name="Standard"><draw:frame draw:style-name="fr2" draw:name="Image5" text:anchor-type="char" svg:x="-0.82cm" svg:y="1.767cm" svg:width="17cm" svg:height="9.186cm" draw:z-index="3"><draw:image xlink:href="Pictures/100002010000077F0000040D5717FD93DB4DA85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6" text:anchor-type="char" svg:x="-0.318cm" svg:y="0.388cm" svg:width="17cm" svg:height="9.163cm" draw:z-index="4"><draw:image xlink:href="Pictures/10000201000007800000040BA40B870AC8F4B5CD.png" xlink:type="simple" xlink:show="embed" xlink:actuate="onLoad" loext:mime-type="image/png"/></draw:frame><draw:frame draw:style-name="fr2" draw:name="Image7" text:anchor-type="char" svg:x="-0.661cm" svg:y="12.236cm" svg:width="17cm" svg:height="9.225cm" draw:z-index="5"><draw:image xlink:href="Pictures/100002010000078000000412983E88EB134A7F12.png" xlink:type="simple" xlink:show="embed" xlink:actuate="onLoad" loext:mime-type="image/png"/></draw:frame></text:p>
      <text:p text:style-name="P1"><draw:frame draw:style-name="fr2" draw:name="Image3" text:anchor-type="char" svg:x="0cm" svg:y="0.09cm" svg:width="17cm" svg:height="9.058cm" draw:z-index="6"><draw:image xlink:href="Pictures/1000020100000780000003FFE215F6623C49ECB7.png" xlink:type="simple" xlink:show="embed" xlink:actuate="onLoad" loext:mime-type="image/png"/></draw:frame></text:p>
      <text:p text:style-name="Standard"><draw:frame draw:style-name="fr2" draw:name="Image8" text:anchor-type="char" svg:x="0cm" svg:y="0.222cm" svg:width="17cm" svg:height="9.128cm" draw:z-index="7"><draw:image xlink:href="Pictures/100002010000078000000407FA9A7368CCD2659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9" text:anchor-type="char" svg:x="0cm" svg:y="0.116cm" svg:width="17cm" svg:height="9.058cm" draw:z-index="8"><draw:image xlink:href="Pictures/1000020100000780000003FF3674AB4047BC0B58.png" xlink:type="simple" xlink:show="embed" xlink:actuate="onLoad" loext:mime-type="image/png"/></draw:frame></text:p>
      <text:p text:style-name="Standard"/>
      <text:p text:style-name="Standard"><draw:frame draw:style-name="fr2" draw:name="Image10" text:anchor-type="char" svg:x="0cm" svg:y="0.222cm" svg:width="17cm" svg:height="9.225cm" draw:z-index="9"><draw:image xlink:href="Pictures/1000020100000780000004121FCE397156C46AB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11" text:anchor-type="char" svg:width="17cm" svg:height="9.305cm" draw:z-index="10"><draw:image xlink:href="Pictures/10000201000007800000041B5F27FCC236B8AA4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8T23:55:50.917630165</meta:creation-date>
    <dc:date>2025-01-09T00:12:03.360536086</dc:date>
    <meta:editing-duration>PT5M51S</meta:editing-duration>
    <meta:editing-cycles>2</meta:editing-cycles>
    <meta:generator>LibreOffice/6.4.7.2$Linux_X86_64 LibreOffice_project/40$Build-2</meta:generator>
    <meta:document-statistic meta:table-count="0" meta:image-count="11" meta:object-count="0" meta:page-count="6" meta:paragraph-count="0" meta:word-count="0" meta:character-count="0" meta:non-whitespace-character-count="0"/>
  </office:meta>
</office:document-meta>
</file>